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enlo" svg:font-family="Menlo, Monaco, 'Courier New', Courier, monospace"/>
    <style:font-face style:name="Monaco" svg:font-family="Monaco, Consolas, monospace"/>
    <style:font-face style:name="Open Sans" svg:font-family="'Open Sans', sans-serif"/>
    <style:font-face style:name="OpenSymbol" svg:font-family="OpenSymbol"/>
    <style:font-face style:name="Operator Mono" svg:font-family="'Operator Mono', 'Fira Code', Consolas, Monaco, 'Andale Mono', monospace"/>
    <style:font-face style:name="Raleway" svg:font-family="Raleway"/>
    <style:font-face style:name="Source Code Pro" svg:font-family="'Source Code Pro', 'Liberation Mono', 'Courier New', Courier, monospace"/>
    <style:font-face style:name="Verdana" svg:font-family="Verdana, sans-serif"/>
    <style:font-face style:name="inherit" svg:font-family="inherit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fo:font-variant="normal" fo:text-transform="none" fo:color="#2b333a" style:font-name="inherit" fo:font-size="10.5pt" fo:letter-spacing="normal" fo:font-style="normal" fo:font-weight="normal" fo:background-color="#ffffff" style:font-size-asian="10pt" style:font-size-complex="10pt"/>
    </style:style>
    <style:style style:name="P9" style:family="paragraph" style:parent-style-name="Standard">
      <style:text-properties fo:font-variant="normal" fo:text-transform="none" style:use-window-font-color="true" style:font-name="inherit" fo:font-size="10pt" fo:letter-spacing="normal" fo:font-style="normal" fo:font-weight="normal" fo:background-color="transparent" style:font-size-asian="10pt" style:font-size-complex="10pt"/>
    </style:style>
    <style:style style:name="P10" style:family="paragraph" style:parent-style-name="Standard">
      <style:text-properties fo:font-variant="normal" fo:text-transform="none" fo:color="#000000" style:font-name="Verdana" fo:font-size="10pt" fo:letter-spacing="normal" fo:font-style="normal" fo:font-weight="normal" fo:background-color="#ffffff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font-name="Verdana" fo:font-size="10pt" fo:letter-spacing="normal" fo:font-style="normal" fo:font-weight="bold" fo:background-color="#ffffff" style:font-size-asian="10pt" style:font-weight-asian="bold" style:font-size-complex="10pt" style:font-weight-complex="bold"/>
    </style:style>
    <style:style style:name="P13" style:family="paragraph" style:parent-style-name="Standard">
      <style:text-properties fo:font-variant="normal" fo:text-transform="none" fo:color="#000000" style:font-name="Verdana" fo:font-size="10pt" fo:letter-spacing="normal" fo:font-style="normal" fo:font-weight="bold" fo:background-color="#ffffff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fo:background-color="#ffffff" style:font-size-asian="9pt" style:font-size-complex="9pt"/>
    </style:style>
    <style:style style:name="P15" style:family="paragraph" style:parent-style-name="Standard">
      <style:text-properties fo:font-variant="normal" fo:text-transform="none" fo:color="#000000" style:font-name="Verdana" fo:font-size="8pt" fo:letter-spacing="normal" fo:font-style="normal" fo:font-weight="normal" fo:background-color="#ffffff" style:font-size-asian="8pt" style:font-size-complex="8pt"/>
    </style:style>
    <style:style style:name="P16" style:family="paragraph" style:parent-style-name="Standard">
      <style:text-properties fo:font-variant="normal" fo:text-transform="none" fo:color="#004586" style:font-name="Verdana" fo:font-size="10pt" fo:letter-spacing="normal" fo:font-style="normal" fo:font-weight="normal" fo:background-color="#ffffff" style:font-size-asian="10pt" style:font-size-complex="10pt"/>
    </style:style>
    <style:style style:name="P17" style:family="paragraph" style:parent-style-name="Standard">
      <style:text-properties fo:font-variant="normal" fo:text-transform="none" fo:color="#004586" style:font-name="Verdana" fo:font-size="9pt" fo:letter-spacing="normal" fo:font-style="normal" fo:font-weight="normal" fo:background-color="#ffffff" style:font-size-asian="9pt" style:font-size-complex="9pt"/>
    </style:style>
    <style:style style:name="P18" style:family="paragraph" style:parent-style-name="Standard">
      <style:text-properties fo:font-variant="normal" fo:text-transform="none" fo:color="#004586" style:font-name="Verdana" fo:font-size="9pt" fo:letter-spacing="normal" fo:font-style="normal" fo:font-weight="normal" fo:background-color="#ffffff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variant="normal" fo:text-transform="none" fo:color="#004586" style:font-name="Verdana" fo:font-size="8pt" fo:letter-spacing="normal" fo:font-style="normal" fo:font-weight="normal" fo:background-color="#ffffff" style:font-size-asian="8pt" style:font-size-complex="8pt"/>
    </style:style>
    <style:style style:name="P20" style:family="paragraph" style:parent-style-name="Standard">
      <style:text-properties fo:font-variant="normal" fo:text-transform="none" fo:color="#cc0000" style:font-name="Verdana" fo:font-size="10pt" fo:letter-spacing="normal" fo:font-style="normal" fo:font-weight="bold" fo:background-color="#ffffff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2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8pt" style:font-size-asian="8pt" style:font-size-complex="8pt"/>
    </style:style>
    <style:style style:name="P2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font-name="Verdana" fo:font-size="10pt" fo:letter-spacing="normal" fo:font-style="normal" fo:font-weight="normal" fo:background-color="#ffffff" style:font-size-asian="10pt" style:font-size-complex="10pt"/>
    </style:style>
    <style:style style:name="P26" style:family="paragraph" style:parent-style-name="Preformatted_20_Text">
      <style:text-properties fo:font-size="10pt" style:font-size-asian="10pt" style:font-size-complex="10pt"/>
    </style:style>
    <style:style style:name="P27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L1">
      <style:paragraph-properties fo:margin-left="0cm" fo:margin-right="0cm" fo:margin-top="0cm" fo:margin-bottom="0cm" style:line-height-at-least="0.503cm" fo:orphans="2" fo:widows="2" fo:text-indent="0cm" style:auto-text-indent="false" fo:background-color="#f0f0f1" fo:padding="0cm" fo:border="none">
        <style:background-image/>
      </style:paragraph-properties>
      <style:text-properties fo:font-variant="normal" fo:text-transform="none" fo:color="#2b333a" style:font-name="inherit" fo:font-size="10pt" fo:letter-spacing="normal" fo:font-style="normal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line-height-at-least="0.503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2b333a" style:font-name="inherit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2">
      <style:paragraph-properties fo:margin-left="0cm" fo:margin-right="0cm" fo:margin-top="0cm" fo:margin-bottom="0cm" style:line-height-at-least="0.503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style:use-window-font-color="true" style:font-name="Source Code Pro" fo:font-size="10pt" fo:letter-spacing="normal" fo:font-style="normal" fo:font-weight="normal" fo:background-color="transparent" style:font-size-asian="10pt" style:font-size-complex="10pt"/>
    </style:style>
    <style:style style:name="P31" style:family="paragraph" style:parent-style-name="Text_20_body" style:list-style-name="L5">
      <style:paragraph-properties fo:margin-left="0cm" fo:margin-right="0cm" fo:margin-top="0cm" fo:margin-bottom="0cm" style:line-height-at-least="0.503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style:use-window-font-color="true" style:font-name="Source Code Pro" fo:font-size="10pt" fo:letter-spacing="normal" fo:font-style="normal" fo:font-weight="normal" fo:background-color="transparent" style:font-size-asian="10pt" style:font-size-complex="10pt"/>
    </style:style>
    <style:style style:name="P32" style:family="paragraph" style:parent-style-name="Text_20_body" style:list-style-name="L6">
      <style:paragraph-properties fo:margin-left="0cm" fo:margin-right="0cm" fo:margin-top="0cm" fo:margin-bottom="0cm" style:line-height-at-least="0.503cm" fo:orphans="2" fo:widows="2" fo:text-indent="0cm" style:auto-text-indent="false" fo:background-color="transparent" fo:padding="0.074cm" fo:border-left="none" fo:border-right="none" fo:border-top="none" fo:border-bottom="0.002cm solid #000000" style:join-border="false">
        <style:background-image/>
      </style:paragraph-properties>
      <style:text-properties fo:font-variant="normal" fo:text-transform="none" style:use-window-font-color="true" style:font-name="Source Code Pro" fo:font-size="10pt" fo:letter-spacing="normal" fo:font-style="normal" fo:font-weight="normal" fo:background-color="transparent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Open Sans" fo:font-size="10pt" fo:letter-spacing="normal" fo:font-style="normal" fo:font-weight="normal" fo:background-color="transparent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35" style:family="paragraph" style:parent-style-name="Text_20_body">
      <style:text-properties fo:font-variant="normal" fo:text-transform="none" fo:color="#2b333a" style:font-name="inherit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d2929" style:font-name="Raleway"/>
    </style:style>
    <style:style style:name="T8" style:family="text">
      <style:text-properties style:font-name="inherit"/>
    </style:style>
    <style:style style:name="T9" style:family="text">
      <style:text-properties style:font-name="inherit" fo:font-weight="bold"/>
    </style:style>
    <style:style style:name="T10" style:family="text">
      <style:text-properties style:font-name="inherit" style:font-weight-asian="normal" style:font-weight-complex="normal"/>
    </style:style>
    <style:style style:name="T11" style:family="text">
      <style:text-properties fo:font-variant="normal" fo:text-transform="none" style:use-window-font-color="true" style:font-name="Open Sans" fo:font-size="10pt" fo:letter-spacing="normal" fo:font-style="normal" fo:font-weight="normal" fo:background-color="transparent" style:font-size-asian="10pt" style:font-size-complex="10pt"/>
    </style:style>
    <style:style style:name="T12" style:family="text">
      <style:text-properties fo:font-variant="normal" fo:text-transform="none" style:use-window-font-color="true" style:font-name="Open Sans" fo:font-size="10pt" fo:letter-spacing="normal" fo:font-style="normal" fo:font-weight="bold" fo:background-color="transparent" style:font-size-asian="10pt" style:font-size-complex="10pt"/>
    </style:style>
    <style:style style:name="T13" style:family="text">
      <style:text-properties fo:font-variant="normal" fo:text-transform="none" style:use-window-font-color="true" style:font-name="inherit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use-window-font-color="true" style:font-name="Arial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font-name="Operator Mono" fo:font-size="10pt" fo:letter-spacing="normal" fo:font-style="normal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style:font-name="Verdana" fo:font-size="10pt" fo:letter-spacing="normal" fo:font-style="normal" fo:font-weight="normal" fo:background-color="#ffffff" style:font-size-asian="10pt" style:font-size-complex="10pt"/>
    </style:style>
    <style:style style:name="T19" style:family="text">
      <style:text-properties fo:font-variant="normal" fo:text-transform="none" fo:color="#999999" style:font-name="Operator Mono" fo:font-size="10pt" fo:letter-spacing="normal" fo:font-style="normal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2b333a" style:font-name="inherit" fo:font-size="10.5pt" fo:letter-spacing="normal" fo:font-style="normal" fo:font-weight="normal" fo:background-color="#ffffff" style:font-size-asian="10pt" style:font-size-complex="10pt"/>
    </style:style>
    <style:style style:name="T23" style:family="text">
      <style:text-properties fo:font-variant="normal" fo:text-transform="none" fo:color="#990099" style:font-name="Monaco" fo:font-size="9.75pt" fo:letter-spacing="normal" fo:font-style="normal" fo:font-weight="normal" style:font-size-asian="10pt" style:font-size-complex="10pt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"/>
    </style:style>
    <style:style style:name="T2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fo:color="#cc0000" fo:font-weight="bold" style:font-weight-asian="bold" style:font-weight-complex="bold"/>
    </style:style>
    <style:style style:name="T29" style:family="text">
      <style:text-properties fo:color="#cc0066" fo:font-weight="bold" style:font-weight-asian="bold" style:font-weight-complex="bold"/>
    </style:style>
    <style:style style:name="T30" style:family="text">
      <style:text-properties fo:color="#990099" style:font-name="Monaco" fo:font-size="9.75pt"/>
    </style:style>
    <style:style style:name="T31" style:family="text">
      <style:text-properties fo:color="#2b333a" style:font-name="inherit"/>
    </style:style>
    <style:style style:name="T32" style:family="text">
      <style:text-properties fo:color="#2b333a" style:font-name="inherit" fo:font-weight="bold" style:font-weight-asian="bold" style:font-weight-complex="bold"/>
    </style:style>
    <style:style style:name="T33" style:family="text">
      <style:text-properties fo:background-color="#ffffff"/>
    </style:style>
    <style:style style:name="T34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rty LARAVEL</text:p>
      <text:p text:style-name="Standard"/>
      <text:p text:style-name="Standard">1/ faire un tutoriel laravel au préalable open classroom par exemple</text:p>
      <text:p text:style-name="Standard"/>
      <text:p text:style-name="Standard">2/ créer l'application dans www correspondant au localhost du serveur</text:p>
      <text:p text:style-name="P1"/>
      <text:p text:style-name="P1">C:\wamp64\www&gt;<text:span text:style-name="T1">composer create-project laravel/laravel sorty –prefer-dist</text:span></text:p>
      <text:p text:style-name="P1"><text:span text:style-name="T1"/></text:p>
      <text:p text:style-name="P3">creation d'un dossier sorty avec l'application laravel</text:p>
      <text:p text:style-name="P3"/>
      <text:p text:style-name="P3">on peut visualiser l'app avec php artisan serve et localhost:8000</text:p>
      <text:p text:style-name="P3"/>
      <text:p text:style-name="P5"><text:span text:style-name="T4">ou avec wamp http://localhost/sorty/public/ </text:span></text:p>
      <text:p text:style-name="P1"><text:span text:style-name="T1"/></text:p>
      <text:p text:style-name="P1"><text:span text:style-name="T1">3/ réglage environnement local</text:span></text:p>
      <text:p text:style-name="P1"><text:span text:style-name="T1"/></text:p>
      <text:p text:style-name="P2">reglage <text:s/>.env</text:p>
      <text:p text:style-name="P1">DB_CONNECTION=mysql</text:p>
      <text:p text:style-name="P1">DB_HOST=127.0.0.1</text:p>
      <text:p text:style-name="P1">DB_PORT=3306</text:p>
      <text:p text:style-name="P1">DB_DATABASE=sorty</text:p>
      <text:p text:style-name="P1">DB_USERNAME=root</text:p>
      <text:p text:style-name="P1">DB_PASSWORD=</text:p>
      <text:p text:style-name="P1"/>
      <text:p text:style-name="P1"/>
      <text:p text:style-name="P1">4/ creation bd mysql</text:p>
      <text:p text:style-name="P1"/>
      <text:p text:style-name="Standard"><text:span text:style-name="T2">créer avec phpmyadmin</text:span><text:span text:style-name="T3"> une base sorty avec codage utf8mb4 unicode :: moteur innoDB / </text:span><text:span text:style-name="T6">MyISAM </text:span><text:span text:style-name="T3">ne gère les données relationnelles</text:span></text:p>
      <text:p text:style-name="Standard"><text:span text:style-name="T3"/></text:p>
      <text:p text:style-name="Standard"><text:span text:style-name="T3"/></text:p>
      <text:p text:style-name="Standard"><text:span text:style-name="T3">5 / package AUTH : creation de l'authentification</text:span></text:p>
      <text:p text:style-name="P1">cd sorty</text:p>
      <text:list xml:id="list636446081259964618" text:style-name="L1">
        <text:list-item>
          <text:p text:style-name="P28">php artisan make:auth</text:p>
        </text:list-item>
      </text:list>
      <text:p text:style-name="Standard"><text:span text:style-name="T3"/></text:p>
      <text:p text:style-name="Standard"><text:span text:style-name="T3">Pour chaque table il faut un modele et un controlleur</text:span></text:p>
      <text:p text:style-name="Standard"><text:span text:style-name="T3"/></text:p>
      <text:p text:style-name="Standard"><text:span text:style-name="T3">6/ TABLE users</text:span></text:p>
      <text:p text:style-name="P1"><text:span text:style-name="T3">la table users et modele User ont été créé par AUTH</text:span></text:p>
      <text:p text:style-name="P2">modifier la migration User pour ajouter des champs (xxxx_create_users_table.php)</text:p>
      <text:p text:style-name="P1"><text:s text:c="12"/>$table-&gt;string('firstname');</text:p>
      <text:p text:style-name="P1"><text:s text:c="12"/>$table-&gt;string('role');</text:p>
      <text:p text:style-name="P1"><text:s text:c="12"/>$table-&gt;boolean('ajour');</text:p>
      <text:p text:style-name="P1"><text:s text:c="12"/>$table-&gt;string('tel');</text:p>
      <text:p text:style-name="P22"><text:s text:c="12"/>$table-&gt;string('statut');</text:p>
      <text:p text:style-name="P1"/>
      <text:p text:style-name="P2">créer controller User</text:p>
      <text:p text:style-name="P1">php artisan make:controller User –resource <text:s/>(avec CRUD)</text:p>
      <text:p text:style-name="P1">----------------------------------------------------</text:p>
      <text:p text:style-name="P2">créer model avec migration controller resource</text:p>
      <text:p text:style-name="P4">table Particip</text:p>
      <text:p text:style-name="P26">php artisan make:model Particip --migration --controller –resource<text:line-break/><text:span text:style-name="T7">ou</text:span></text:p>
      <text:p text:style-name="P26">php artisan make:model Particip -mcr</text:p>
      <text:p text:style-name="P26"/>
      <text:p text:style-name="P4">table Sor</text:p>
      <text:p text:style-name="P26">php artisan make:model Sor --migration --controller –resource<text:line-break/><text:span text:style-name="T7">ou</text:span></text:p>
      <text:p text:style-name="P26">php artisan make:model Sor -mcr</text:p>
      <text:p text:style-name="P26"/>
      <text:p text:style-name="P4">table Usertemp</text:p>
      <text:p text:style-name="P26"><text:soft-page-break/>php artisan make:model Usertemp --migration --controller –resource<text:line-break/><text:span text:style-name="T7">ou</text:span></text:p>
      <text:p text:style-name="P26"><text:span text:style-name="T3">php artisan make:model Usertemp -mcr</text:span></text:p>
      <text:p text:style-name="Standard"><text:span text:style-name="T3"/></text:p>
      <text:p text:style-name="Standard"><text:span text:style-name="T3"/></text:p>
      <text:p text:style-name="Standard"><text:span text:style-name="T3">7/</text:span></text:p>
      <text:p text:style-name="Standard"><text:span text:style-name="T3">compléter <text:s/>les migrations qui ont été créées par la commande precédente</text:span></text:p>
      <text:p text:style-name="P23"><text:span text:style-name="T3">des tables users, sors, particips, usertemps</text:span></text:p>
      <text:p text:style-name="Standard"><text:span text:style-name="T3">INFOS</text:span></text:p>
      <text:p text:style-name="Standard"><text:span text:style-name="T1">php artisan tinker :</text:span> console laravel en ligne de commande</text:p>
      <text:p text:style-name="Standard">php artisan route:list</text:p>
      <text:p text:style-name="Standard">php artisan help nomDeLaCommande</text:p>
      <text:p text:style-name="Standard">php artisan list Liste la totalité des commandes proposées par Laravel 5</text:p>
      <text:p text:style-name="Standard">php artisan make:model NomDuModel</text:p>
      <text:p text:style-name="Standard">php artisan make:model NomDuModel --migration</text:p>
      <text:p text:style-name="Standard">php artisan make:controller NomDuController</text:p>
      <text:p text:style-name="Standard">php artisan make:controller NomDuController –resource <text:s text:c="2"/>avec CRUD (update, store, show, delete, …).</text:p>
      <text:p text:style-name="Standard">php artisan make:migration nom_de_la_table</text:p>
      <text:p text:style-name="Standard">php artisan cache:clear <text:s/>Suppression du cache.</text:p>
      <text:p text:style-name="Standard">php artisan migrate</text:p>
      <text:p text:style-name="Standard">php artisan migrate –seed</text:p>
      <text:p text:style-name="Standard">php artisan migrate:refresh <text:s/>Permet de mettre à jour sa base de données à partir de nos migrations.</text:p>
      <text:p text:style-name="Standard">php artisan migrate:refresh --seed : relance les migrations et le seed</text:p>
      <text:p text:style-name="Standard">php artisan db:seed : lance uniquement le seed </text:p>
      <text:p text:style-name="Standard">php artisan migrate:rollback <text:s text:c="2"/>Permet de revenir à la migration précédente.</text:p>
      <text:p text:style-name="Standard"/>
      <text:p text:style-name="P7">À force de faire des migrate, des rollback et de modifier les noms des fichiers de migrations, il peut arriver que nous soyons confrontés à une erreur due au système de cache de préchargement des migrations. Pour résoudre ce problème, vous devez effectuer les deux commandes suivantes :</text:p>
      <text:p text:style-name="P7">php artisan clear-compiled</text:p>
      <text:p text:style-name="P7">php artisan optimize </text:p>
      <text:p text:style-name="P24"><text:span text:style-name="T3">Si le problème persiste, essayez de faire un composer dump-autoload entre les deux commandes précédentes.</text:span></text:p>
      <text:p text:style-name="P7"><text:span text:style-name="T3"/></text:p>
      <text:p text:style-name="P7"><text:span text:style-name="T3">8 / executer les migrations et vérifier dans mysql</text:span></text:p>
      <text:p text:style-name="P7"><text:span text:style-name="T3"/></text:p>
      <text:p text:style-name="P7"><text:span text:style-name="T3">9/</text:span><text:span text:style-name="T5">creation d'un dossier Models</text:span></text:p>
      <text:p text:style-name="P1">les modeles Sor.php <text:s/>Particip.php <text:s/>User.php <text:s/>Usertemp.php sont deplacés dans app/Models</text:p>
      <text:p text:style-name="P1">dans un soucu d'organisation</text:p>
      <text:p text:style-name="P33">Pour pas avoir de souci on va mettre à jour l’espace de nom dans  Sor.php <text:s/>Particip.php <text:s/>User.php <text:s/>Usertemp.php</text:p>
      <text:list xml:id="list6882552166135592509" text:style-name="L2">
        <text:list-item>
          <text:p text:style-name="P30"><text:span text:style-name="T9">namespace</text:span> <text:span text:style-name="T8">App\Models;</text:span></text:p>
        </text:list-item>
      </text:list>
      <text:p text:style-name="P34"><text:span text:style-name="T11">Il faut aussi actualiser le code dans </text:span><text:span text:style-name="Strong_20_Emphasis"><text:span text:style-name="T12">config\auth.php</text:span></text:span><text:span text:style-name="T11"> :</text:span></text:p>
      <text:list xml:id="list3506872073984445323" text:style-name="L5">
        <text:list-item>
          <text:p text:style-name="P31"><text:span text:style-name="T8">'providers'</text:span> <text:span text:style-name="T8">=&gt;</text:span> <text:span text:style-name="T8">[</text:span></text:p>
        </text:list-item>
        <text:list-item>
          <text:p text:style-name="P31"><text:span text:style-name="T8">'users'</text:span> <text:span text:style-name="T8">=&gt;</text:span> <text:span text:style-name="T8">[</text:span></text:p>
        </text:list-item>
        <text:list-item>
          <text:p text:style-name="P31"><text:span text:style-name="T8">'driver'</text:span> <text:span text:style-name="T8">=&gt;</text:span> <text:span text:style-name="T8">'eloquent'</text:span><text:span text:style-name="T8">,</text:span></text:p>
        </text:list-item>
        <text:list-item>
          <text:p text:style-name="P31"><text:span text:style-name="T8">'model'</text:span> <text:span text:style-name="T8">=&gt;</text:span> <text:span text:style-name="T8">App\Models\</text:span><text:span text:style-name="T8">User::</text:span><text:span text:style-name="T9">class</text:span><text:span text:style-name="T8">,</text:span></text:p>
        </text:list-item>
        <text:list-item>
          <text:p text:style-name="P31"><text:span text:style-name="T8">]</text:span><text:span text:style-name="T8">,</text:span></text:p>
        </text:list-item>
      </text:list>
      <text:p text:style-name="P34"><text:span text:style-name="T11">Et pour être complet on va mettre à jour </text:span></text:p>
      <text:p text:style-name="P34"><text:span text:style-name="Strong_20_Emphasis"><text:span text:style-name="T12">app\Http\Controllers\Auth\RegisterController</text:span></text:span><text:span text:style-name="T11"> :</text:span></text:p>
      <text:list xml:id="list8722877682875443956" text:style-name="L6">
        <text:list-item>
          <text:p text:style-name="P32"><text:span text:style-name="T9">use</text:span> <text:span text:style-name="T8">App\Models\User;</text:span></text:p>
        </text:list-item>
      </text:list>
      <text:p text:style-name="P9"><text:span text:style-name="T24">10 /SEED</text:span></text:p>
      <text:p text:style-name="P26">installer faker à la racine</text:p>
      <text:p text:style-name="P27">composer require fzaninotto/Faker --dev</text:p>
      <text:p text:style-name="P26"><text:bookmark text:name="307b"/></text:p>
      <text:p text:style-name="P26">créer un fichier de seed</text:p>
      <text:p text:style-name="Preformatted_20_Text"><text:soft-page-break/><text:span text:style-name="Source_20_Text"><text:span text:style-name="T16">php artisan make</text:span></text:span><text:span text:style-name="Source_20_Text"><text:span text:style-name="T19">:</text:span></text:span><text:span text:style-name="Source_20_Text"><text:span text:style-name="T16">seeder DatabaseSeeder</text:span></text:span></text:p>
      <text:p text:style-name="P23"><text:span text:style-name="T13">le referencer avec les champs à inserer dans les 3 tables User, Sor, et Particip<text:line-break/></text:span><text:span text:style-name="T15"><text:line-break/>voir éventuellement le fichier seed.php du dossier sorty sur github</text:span><text:span text:style-name="T25"><text:line-break/><text:line-break/></text:span><text:span text:style-name="T17"> -----------------------------------------------------------------</text:span><text:bookmark text:name="b0ea"/><text:span text:style-name="T17"><text:line-break/></text:span><text:span text:style-name="T27">Une fois notre code prêt, on peut maintenant l’exécuter.</text:span><text:bookmark text:name="6ed2"/><text:span text:style-name="T27"> En ligne de commande, exécuter d’abord: </text:span><text:bookmark text:name="9447"/><text:span text:style-name="T20">composer dump-autoload</text:span><text:bookmark text:name="17a7"/><text:span text:style-name="T21"><text:line-break/></text:span><text:span text:style-name="T27">Ensuite:</text:span><text:bookmark text:name="c2e3"/><text:span text:style-name="T27"><text:line-break/></text:span><text:span text:style-name="T20">php artisan db:seed --class=DatabaseSeeder.php</text:span><text:span text:style-name="T25"><text:line-break/><text:line-break/></text:span><text:span text:style-name="T14">php artisan migrate:refresh </text:span><text:span text:style-name="T15"><text:s/>Permet de mettre à jour sa base de données à partir de nos migrations.<text:line-break/></text:span><text:span text:style-name="T26">php artisan migrate:refresh --seed</text:span><text:span text:style-name="T27"> : relance les migrations et le seed<text:line-break/></text:span><text:span text:style-name="T14">php artisan db:seed</text:span><text:span text:style-name="T15"> : lance uniquement le seed </text:span></text:p>
      <text:p text:style-name="P9"><text:span text:style-name="T24"/></text:p>
      <text:p text:style-name="Standard"><text:span text:style-name="T13">11</text:span>/les routes : <text:span text:style-name="T22">routes/web.php</text:span></text:p>
      <text:p text:style-name="P8"/>
      <text:p text:style-name="P8">Route::get('/home', 'HomeController@index')-&gt;name('home');</text:p>
      <text:p text:style-name="P8">Route::resource('users', 'UserController');</text:p>
      <text:p text:style-name="P8">Route::resource('sors', 'SorController');</text:p>
      <text:p text:style-name="P8">Route::resource('particips', 'ParticipController');</text:p>
      <text:p text:style-name="P8">Route::resource('usertemps', 'UsertempController');</text:p>
      <text:p text:style-name="P8"/>
      <text:p text:style-name="P10">C:\wamp64\www\sorty&gt;php artisan route:list</text:p>
      <text:p text:style-name="P10"/>
      <text:p text:style-name="P10">permet de lister les routes disponibles avec les fonctions associées et les methodes</text:p>
      <text:p text:style-name="P10"/>
      <text:p text:style-name="P11"><text:span text:style-name="T33">----------------------------------------------------------------------------------------------------------<text:line-break/>12/ </text:span><text:span text:style-name="T31">essayer </text:span><text:span text:style-name="T32">php artisan tinker</text:span></text:p>
      <text:p text:style-name="P29"/>
      <text:p text:style-name="P29">etudier ELOQUENT dans la doc Laravel et tester</text:p>
      <text:p text:style-name="P29"/>
      <text:p text:style-name="default">&gt;&gt;&gt; $sors=DB::select('SELECT `sors`.* FROM `sors` WHERE `sors`.`dat`&gt;= CURRENT_DATE ORDER BY `sors`.`dat`');</text:p>
      <text:p text:style-name="P35"/>
      <text:p text:style-name="default">&gt;&gt;&gt;&gt; <text:s/>User::all()</text:p>
      <text:p text:style-name="default">&gt;&gt;&gt;&gt; <text:s/>User::first()</text:p>
      <text:p text:style-name="default">&gt;&gt;&gt;&gt; <text:s/>User::last()</text:p>
      <text:p text:style-name="default">&gt;&gt;&gt;&gt; User::all()-&gt;where('id','&gt;=',368) </text:p>
      <text:p text:style-name="default">&gt;&gt;&gt;&gt; user::count()</text:p>
      <text:p text:style-name="default">&gt;&gt;&gt;&gt; User::all()-&gt;where('id','&gt;=',368)-&gt;count()</text:p>
      <text:p text:style-name="default"><text:span text:style-name="T23">&gt;&gt;&gt;&gt; </text:span><text:s/>$users = DB::table('users')-&gt;first()-&gt;name</text:p>
      <text:p text:style-name="default"><text:span text:style-name="T23">&gt;&gt;&gt;&gt; </text:span>$users</text:p>
      <text:p text:style-name="default">&gt;&gt;&gt;&gt; $particips=Particip::all();</text:p>
      <text:p text:style-name="default"/>
      <text:p text:style-name="default">&gt;&gt;&gt; $sors=DB::select('SELECT `sors`.* FROM `sors` WHERE `sors`.`dat`&gt;= CURRENT_DATE ORDER BY `sors`.`dat`');</text:p>
      <text:p text:style-name="default">$a=<text:a xlink:type="simple" xlink:href="db::table('particips')-" text:style-name="Internet_20_link" text:visited-style-name="Visited_20_Internet_20_Link">DB::table('particips')-</text:a>&gt;select('<text:span text:style-name="T30">particips.*', 'users.*', 'sors.*')</text:span>-&gt;get() ;</text:p>
      <text:p text:style-name="P21"/>
      <text:p text:style-name="Standard"/>
      <text:p text:style-name="Standard"><text:s text:c="2"/>tinker permet de tester les commandes à inserer <text:s text:c="11"/></text:p>
      <text:p text:style-name="Standard"/>
      <text:p text:style-name="Standard"/>
      <text:p text:style-name="P25"/>
      <text:p text:style-name="P10"/>
      <text:p text:style-name="P13"><text:span text:style-name="T34">13 Liste des utilisateurs</text:span></text:p>
      <text:p text:style-name="P10">Maintenant qu’on a un contrôleur et des routes dédiées il suffit de compléter le code. On va commencer par déclarer l’espace de nom pour le modèle pour simplifier la syntaxe :</text:p>
      <text:p text:style-name="P10"><text:soft-page-break/>UserController.php</text:p>
      <text:p text:style-name="P10"/>
      <text:p text:style-name="P16">use App\Models\User;</text:p>
      <text:p text:style-name="P10">Ensuite on code la méthode <text:span text:style-name="T28">index</text:span> :</text:p>
      <text:p text:style-name="P16"/>
      <text:p text:style-name="P17">public function index()</text:p>
      <text:p text:style-name="P17">{</text:p>
      <text:p text:style-name="P17"><text:s text:c="4"/>$users = User::all();</text:p>
      <text:p text:style-name="P17"><text:s text:c="4"/>foreach ($users as $user) {</text:p>
      <text:p text:style-name="P17"><text:s text:c="8"/>echo $user-&gt;name . '&lt;br&gt;';</text:p>
      <text:p text:style-name="P17"><text:s text:c="4"/>}</text:p>
      <text:p text:style-name="P17">}</text:p>
      <text:p text:style-name="P10">Et pour l’url …/users on obtient quelque chose dans ce genre :</text:p>
      <text:p text:style-name="P10"/>
      <text:p text:style-name="P10">Rigoberto Balistreri Sr.</text:p>
      <text:p text:style-name="P10">Noble Fisher Sr.</text:p>
      <text:p text:style-name="P10">…...</text:p>
      <text:p text:style-name="P10">----------------------------------------------------------------------------------------</text:p>
      <text:p text:style-name="P12">Afficher un utilisateur</text:p>
      <text:p text:style-name="P10">C’est la méthode <text:span text:style-name="T28">show</text:span> qui est concernée :</text:p>
      <text:p text:style-name="P10"/>
      <text:p text:style-name="P17">public function show(User $user)</text:p>
      <text:p text:style-name="P17">{</text:p>
      <text:p text:style-name="P17"><text:s text:c="4"/>echo 'Nom :' . $user-&gt;name . '&lt;br&gt;';</text:p>
      <text:p text:style-name="P17"><text:s text:c="4"/>echo 'Email :' . $user-&gt;email . '&lt;br&gt;';</text:p>
      <text:p text:style-name="P17">}</text:p>
      <text:p text:style-name="P10"/>
      <text:p text:style-name="P10">Avec une url du genre …users/1 on obtient :</text:p>
      <text:p text:style-name="P10"/>
      <text:p text:style-name="P10">Nom :Rigoberto Balistreri Sr.</text:p>
      <text:p text:style-name="P10">Email :<text:a xlink:type="simple" xlink:href="mailto:xstroman@example.com" text:style-name="Internet_20_link" text:visited-style-name="Visited_20_Internet_20_Link">xstroman@example.com</text:a></text:p>
      <text:p text:style-name="P10">----------------------------------------------------------------------------------------</text:p>
      <text:p text:style-name="P12">Créer un utilisateur</text:p>
      <text:p text:style-name="P10">Pour la création d’un utilisateur deux méthodes sont concernées :</text:p>
      <text:p text:style-name="P20">create et store</text:p>
      <text:p text:style-name="P17">public function create()</text:p>
      <text:p text:style-name="P17">{</text:p>
      <text:p text:style-name="P17"><text:s text:c="4"/>return view('create');</text:p>
      <text:p text:style-name="P17">}</text:p>
      <text:p text:style-name="P17">public function store(Request $request)</text:p>
      <text:p text:style-name="P17">{</text:p>
      <text:p text:style-name="P17"><text:s text:c="4"/>User::create($request-&gt;all());</text:p>
      <text:p text:style-name="P17"><text:s text:c="4"/></text:p>
      <text:p text:style-name="P17"><text:s text:c="4"/>return "Utilisateur créé !";</text:p>
      <text:p text:style-name="P17">}</text:p>
      <text:p text:style-name="P10"/>
      <text:p text:style-name="P10"/>
      <text:p text:style-name="P12">Voici la vue create.blade.php</text:p>
      <text:p text:style-name="P15"/>
      <text:p text:style-name="P19">@extends('layouts.app')</text:p>
      <text:p text:style-name="P19">@section('content')</text:p>
      <text:p text:style-name="P19">&lt;div class="container"&gt;</text:p>
      <text:p text:style-name="P19"><text:s text:c="4"/>&lt;div class="row"&gt;</text:p>
      <text:p text:style-name="P19"><text:s text:c="8"/>&lt;div class="col-md-8 col-md-offset-2"&gt;</text:p>
      <text:p text:style-name="P19"><text:s text:c="12"/>&lt;div class="panel panel-default"&gt;</text:p>
      <text:p text:style-name="P19"><text:s text:c="16"/>&lt;div class="panel-heading"&gt;Créer un utilisateur&lt;/div&gt;</text:p>
      <text:p text:style-name="P19"><text:s text:c="16"/>&lt;div class="panel-body"&gt;</text:p>
      <text:p text:style-name="P19"><text:s text:c="20"/>&lt;form class="form-horizontal" method="POST" action="{{ route('users.store') }}"&gt;</text:p>
      <text:p text:style-name="P19"><text:s text:c="24"/>{{ csrf_field() }}</text:p>
      <text:p text:style-name="P19"><text:s text:c="24"/>&lt;div class="form-group"&gt;</text:p>
      <text:p text:style-name="P19"><text:s text:c="28"/>&lt;label for="name" class="col-md-4 control-label"&gt;Nom&lt;/label&gt;</text:p>
      <text:p text:style-name="P19"><text:s text:c="28"/>&lt;div class="col-md-6"&gt;</text:p>
      <text:p text:style-name="P19"><text:s text:c="32"/>&lt;input id="name" type="text" class="form-control" name="name" required autofocus&gt;</text:p>
      <text:p text:style-name="P19"><text:s text:c="28"/>&lt;/div&gt;</text:p>
      <text:p text:style-name="P19"><text:s text:c="24"/>&lt;/div&gt;</text:p>
      <text:p text:style-name="P19"><text:soft-page-break/><text:s text:c="24"/>&lt;div class="form-group"&gt;</text:p>
      <text:p text:style-name="P19"><text:s text:c="28"/>&lt;label for="email" class="col-md-4 control-label"&gt;E-Mail&lt;/label&gt;</text:p>
      <text:p text:style-name="P19"><text:s text:c="28"/>&lt;div class="col-md-6"&gt;</text:p>
      <text:p text:style-name="P19"><text:s text:c="32"/>&lt;input id="email" type="email" class="form-control" name="email" required&gt;</text:p>
      <text:p text:style-name="P19"><text:s text:c="28"/>&lt;/div&gt;</text:p>
      <text:p text:style-name="P19"><text:s text:c="24"/>&lt;/div&gt;</text:p>
      <text:p text:style-name="P19"><text:s text:c="24"/>&lt;div class="form-group"&gt;</text:p>
      <text:p text:style-name="P19"><text:s text:c="28"/>&lt;label for="password" class="col-md-4 control-label"&gt;Mot de passe&lt;/label&gt;</text:p>
      <text:p text:style-name="P19"><text:s text:c="28"/>&lt;div class="col-md-6"&gt;</text:p>
      <text:p text:style-name="P19"><text:s text:c="32"/>&lt;input id="password" type="password" class="form-control" name="password" required&gt;</text:p>
      <text:p text:style-name="P19"><text:s text:c="28"/>&lt;/div&gt;</text:p>
      <text:p text:style-name="P19"><text:s text:c="24"/>&lt;/div&gt;</text:p>
      <text:p text:style-name="P19"><text:s text:c="24"/>&lt;div class="form-group"&gt;</text:p>
      <text:p text:style-name="P19"><text:s text:c="28"/>&lt;div class="col-md-8 col-md-offset-4"&gt;</text:p>
      <text:p text:style-name="P19"><text:s text:c="32"/>&lt;button type="submit" class="btn btn-primary"&gt;</text:p>
      <text:p text:style-name="P19"><text:s text:c="36"/>Enregistrer</text:p>
      <text:p text:style-name="P19"><text:s text:c="32"/>&lt;/button&gt;</text:p>
      <text:p text:style-name="P19"><text:s text:c="28"/>&lt;/div&gt;</text:p>
      <text:p text:style-name="P19"><text:s text:c="24"/>&lt;/div&gt;</text:p>
      <text:p text:style-name="P19"><text:s text:c="20"/>&lt;/form&gt;</text:p>
      <text:p text:style-name="P19"><text:s text:c="16"/>&lt;/div&gt;</text:p>
      <text:p text:style-name="P19"><text:s text:c="12"/>&lt;/div&gt;</text:p>
      <text:p text:style-name="P19"><text:s text:c="8"/>&lt;/div&gt;</text:p>
      <text:p text:style-name="P19"><text:s text:c="4"/>&lt;/div&gt;</text:p>
      <text:p text:style-name="P19">&lt;/div&gt;</text:p>
      <text:p text:style-name="P19">@endsection</text:p>
      <text:p text:style-name="P17"/>
      <text:p text:style-name="P10">Avec cet aspect (en utilisant le template par défaut de Laravel) en utilisant l’url …/users/create :</text:p>
      <text:p text:style-name="P10"/>
      <text:p text:style-name="P10"/>
      <text:p text:style-name="P10">Remarquer dans le formulaire l’utilisation du verbe POST et la génération de l’action à partir du nom de la route :</text:p>
      <text:p text:style-name="P10"/>
      <text:p text:style-name="P10">&lt;form class="form-horizontal" method="POST" action="{{ route('users.store') }}"&gt;</text:p>
      <text:p text:style-name="P10">----------------------------------------------------------------------------------------</text:p>
      <text:p text:style-name="P12">Modifier un utilisateur</text:p>
      <text:p text:style-name="P10">Pour la modification d’un utilisateur ce sont ces deux méthodes :<text:span text:style-name="T29">edit et update</text:span></text:p>
      <text:p text:style-name="P10"/>
      <text:p text:style-name="P17">public function edit(User $user)</text:p>
      <text:p text:style-name="P17">{</text:p>
      <text:p text:style-name="P17"><text:s text:c="4"/>return view('edit', compact('user'));</text:p>
      <text:p text:style-name="P17">}</text:p>
      <text:p text:style-name="P17">public function update(Request $request, User $user)</text:p>
      <text:p text:style-name="P17">{</text:p>
      <text:p text:style-name="P17"><text:s text:c="4"/>$user-&gt;update($request-&gt;all());</text:p>
      <text:p text:style-name="P17"><text:s text:c="4"/>return "Utilisateur modifié !";</text:p>
      <text:p text:style-name="P17">}</text:p>
      <text:p text:style-name="P10"><text:s/></text:p>
      <text:p text:style-name="P12"/>
      <text:p text:style-name="P12">Voici la vue edit :</text:p>
      <text:p text:style-name="P15"/>
      <text:p text:style-name="P19">@extends('layouts.app')</text:p>
      <text:p text:style-name="P19">@section('content')</text:p>
      <text:p text:style-name="P19">&lt;div class="container"&gt;</text:p>
      <text:p text:style-name="P19"><text:s text:c="4"/>&lt;div class="row"&gt;</text:p>
      <text:p text:style-name="P19"><text:s text:c="8"/>&lt;div class="col-md-8 col-md-offset-2"&gt;</text:p>
      <text:p text:style-name="P19"><text:s text:c="12"/>&lt;div class="panel panel-default"&gt;</text:p>
      <text:p text:style-name="P19"><text:s text:c="16"/>&lt;div class="panel-heading"&gt;Modifier un utilisateur&lt;/div&gt;</text:p>
      <text:p text:style-name="P19"><text:s text:c="16"/>&lt;div class="panel-body"&gt;</text:p>
      <text:p text:style-name="P19"><text:s text:c="20"/>&lt;form class="form-horizontal" method="POST" action="{{ route('users.update', $user-&gt;id) }}"&gt;</text:p>
      <text:p text:style-name="P19"><text:s text:c="24"/>{{ csrf_field() }}</text:p>
      <text:p text:style-name="P19"><text:s text:c="24"/>{{ method_field('PUT') }}</text:p>
      <text:p text:style-name="P19"><text:s text:c="24"/>&lt;div class="form-group"&gt;</text:p>
      <text:p text:style-name="P19"><text:s text:c="28"/>&lt;label for="name" class="col-md-4 control-label"&gt;Nom&lt;/label&gt;</text:p>
      <text:p text:style-name="P19"><text:s text:c="28"/>&lt;div class="col-md-6"&gt;</text:p>
      <text:p text:style-name="P19"><text:s text:c="32"/>&lt;input id="name" type="text" class="form-control" name="name" value="{{ $user-&gt;name }}" required autofocus&gt;</text:p>
      <text:p text:style-name="P19"><text:s text:c="28"/>&lt;/div&gt;</text:p>
      <text:p text:style-name="P19"><text:soft-page-break/><text:s text:c="24"/>&lt;/div&gt;</text:p>
      <text:p text:style-name="P19"><text:s text:c="24"/>&lt;div class="form-group"&gt;</text:p>
      <text:p text:style-name="P19"><text:s text:c="28"/>&lt;label for="email" class="col-md-4 control-label"&gt;E-Mail&lt;/label&gt;</text:p>
      <text:p text:style-name="P19"><text:s text:c="28"/>&lt;div class="col-md-6"&gt;</text:p>
      <text:p text:style-name="P19"><text:s text:c="32"/>&lt;input id="email" type="email" class="form-control" name="email" value="{{ $user-&gt;email }}" required&gt;</text:p>
      <text:p text:style-name="P19"><text:s text:c="28"/>&lt;/div&gt;</text:p>
      <text:p text:style-name="P19"><text:s text:c="24"/>&lt;/div&gt;</text:p>
      <text:p text:style-name="P19"><text:s text:c="24"/>&lt;div class="form-group"&gt;</text:p>
      <text:p text:style-name="P19"><text:s text:c="28"/>&lt;div class="col-md-8 col-md-offset-4"&gt;</text:p>
      <text:p text:style-name="P19"><text:s text:c="32"/>&lt;button type="submit" class="btn btn-primary"&gt;</text:p>
      <text:p text:style-name="P19"><text:s text:c="36"/>Enregistrer</text:p>
      <text:p text:style-name="P19"><text:s text:c="32"/>&lt;/button&gt;</text:p>
      <text:p text:style-name="P19"><text:s text:c="28"/>&lt;/div&gt;</text:p>
      <text:p text:style-name="P19"><text:s text:c="24"/>&lt;/div&gt;</text:p>
      <text:p text:style-name="P19"><text:s text:c="20"/>&lt;/form&gt;</text:p>
      <text:p text:style-name="P19"><text:s text:c="16"/>&lt;/div&gt;</text:p>
      <text:p text:style-name="P19"><text:s text:c="12"/>&lt;/div&gt;</text:p>
      <text:p text:style-name="P19"><text:s text:c="8"/>&lt;/div&gt;</text:p>
      <text:p text:style-name="P19"><text:s text:c="4"/>&lt;/div&gt;</text:p>
      <text:p text:style-name="P19">&lt;/div&gt;</text:p>
      <text:p text:style-name="P19">@endsection</text:p>
      <text:p text:style-name="P10">On a du code commun avec la vue pour la création et dans un projet réel il serait judicieux de mutualiser ce code dans un template.</text:p>
      <text:p text:style-name="P10"/>
      <text:p text:style-name="P10">Avec cet aspect (en utilisant le template par défaut de Laravel) en utilisant l’url <text:span text:style-name="T1">…/users/1/edit :</text:span></text:p>
      <text:p text:style-name="P10"/>
      <text:p text:style-name="P10">Remarquer dans le formulaire la génération de l’action à partir du nom de la route (avec transmission de l’identifiant de l’utilisateur en paramètre) :</text:p>
      <text:p text:style-name="P10"/>
      <text:p text:style-name="P18">&lt;form class="form-horizontal" method="POST" action="{{ route('users.update', $user-&gt;id) }}"&gt;</text:p>
      <text:p text:style-name="P18"/>
      <text:p text:style-name="P10">D’autre part, comme on l’a déjà vu dans un précédent chapitre, le navigateur ne sait pas gérer le verbe PUT , donc on lui indique un verbe POST mais on ajoute un champ caché en précisant le bon verbe :</text:p>
      <text:p text:style-name="P10"/>
      <text:p text:style-name="P17">{{ method_field('PUT') }}</text:p>
      <text:p text:style-name="P10">----------------------------------------------------------------------------------------</text:p>
      <text:p text:style-name="P10"/>
      <text:p text:style-name="P12">Supprimer un utilisateur</text:p>
      <text:p text:style-name="P10">C’est la méthode destroy qui est concernée :</text:p>
      <text:p text:style-name="P10"/>
      <text:p text:style-name="P17">public function destroy(User $user)</text:p>
      <text:p text:style-name="P17">{</text:p>
      <text:p text:style-name="P17"><text:s text:c="4"/>$user-&gt;delete();</text:p>
      <text:p text:style-name="P17"><text:s text:c="4"/>return 'Utilisateur supprimé !';</text:p>
      <text:p text:style-name="P17">}</text:p>
      <text:p text:style-name="P10">Avec une url du genre …users/1 et le verbe DELETE on supprime l’utilisateur correspondant.</text:p>
      <text:p text:style-name="P10"/>
      <text:p text:style-name="P10">Pour voir ça en action on va ajouter <text:span text:style-name="T1">une route</text:span> :</text:p>
      <text:p text:style-name="P17">Route::get('users/{user}/destroy', <text:a xlink:type="simple" xlink:href="mailto:'UserController@destroyForm" text:style-name="Internet_20_link" text:visited-style-name="Visited_20_Internet_20_Link">'UserController@destroyForm</text:a>');</text:p>
      <text:p text:style-name="P17"/>
      <text:p text:style-name="P10">Une méthode dans le <text:span text:style-name="T1">contrôleur</text:span> :</text:p>
      <text:p text:style-name="P10"/>
      <text:p text:style-name="P17">public function destroyForm(User $user)</text:p>
      <text:p text:style-name="P17">{</text:p>
      <text:p text:style-name="P17"><text:s text:c="4"/>return view('destroy', compact('user'));</text:p>
      <text:p text:style-name="P17">}</text:p>
      <text:p text:style-name="P17"/>
      <text:p text:style-name="P14">Et cette vue <text:span text:style-name="T1">destroy</text:span> :</text:p>
      <text:p text:style-name="P17"/>
      <text:p text:style-name="P17">@extends('layouts.app')</text:p>
      <text:p text:style-name="P17">@section('content')</text:p>
      <text:p text:style-name="P17">&lt;div class="container"&gt;</text:p>
      <text:p text:style-name="P17"><text:s text:c="4"/>&lt;div class="row"&gt;</text:p>
      <text:p text:style-name="P17"><text:soft-page-break/><text:s text:c="8"/>&lt;div class="col-md-8 col-md-offset-2"&gt;</text:p>
      <text:p text:style-name="P17"><text:s text:c="12"/>&lt;div class="panel panel-default"&gt;</text:p>
      <text:p text:style-name="P17"><text:s text:c="16"/>&lt;div class="panel-heading"&gt;Supprimer un utilisateur&lt;/div&gt;</text:p>
      <text:p text:style-name="P17"><text:s text:c="16"/>&lt;div class="panel-body"&gt;</text:p>
      <text:p text:style-name="P17"><text:s text:c="20"/>&lt;form class="form-horizontal" method="POST" action="{{ route('users.destroy', $user-&gt;id) }}"&gt;</text:p>
      <text:p text:style-name="P17"><text:s text:c="24"/>{{ csrf_field() }}</text:p>
      <text:p text:style-name="P17"><text:s text:c="24"/>{{ method_field('DELETE') }}</text:p>
      <text:p text:style-name="P17"><text:s text:c="24"/>&lt;div class="form-group"&gt;</text:p>
      <text:p text:style-name="P17"><text:s text:c="28"/>&lt;div class="col-md-8 col-md-offset-4"&gt;</text:p>
      <text:p text:style-name="P17"><text:s text:c="32"/>&lt;button type="submit" class="btn btn-primary"&gt;</text:p>
      <text:p text:style-name="P17"><text:s text:c="36"/>Supprimer l'utilisateur {{ $user-&gt;name }}</text:p>
      <text:p text:style-name="P17"><text:s text:c="32"/>&lt;/button&gt;</text:p>
      <text:p text:style-name="P17"><text:s text:c="28"/>&lt;/div&gt;</text:p>
      <text:p text:style-name="P17"><text:s text:c="24"/>&lt;/div&gt;</text:p>
      <text:p text:style-name="P17"><text:s text:c="20"/>&lt;/form&gt;</text:p>
      <text:p text:style-name="P17"><text:s text:c="16"/>&lt;/div&gt;</text:p>
      <text:p text:style-name="P17"><text:s text:c="12"/>&lt;/div&gt;</text:p>
      <text:p text:style-name="P17"><text:s text:c="8"/>&lt;/div&gt;</text:p>
      <text:p text:style-name="P17"><text:s text:c="4"/>&lt;/div&gt;</text:p>
      <text:p text:style-name="P17">&lt;/div&gt;</text:p>
      <text:p text:style-name="P17">@endsection</text:p>
      <text:p text:style-name="P10">Avec cet aspect pour une url dans le genre …<text:span text:style-name="T1">users/1/destroy</text:span> :</text:p>
      <text:p text:style-name="P10">----------------------------------------------------------------------------------------</text:p>
      <text:p text:style-name="P10">15/</text:p>
      <text:p text:style-name="P10">FAIRE un ensemble list, edit, delete</text:p>
      <text:p text:style-name="P10">--------------------------------------------------------------------------------------</text:p>
      <text:p text:style-name="P10">16/ FAIRE un ensemble table sors list, edit, delete</text:p>
      <text:p text:style-name="P10">---------------------------------------------------------------------------------------</text:p>
      <text:p text:style-name="P10">17 / bricoler une requete rassemblant les participations avec les sors et users</text:p>
      <text:p text:style-name="P10"/>
      <text:p text:style-name="Standard"><text:span text:style-name="T18">à partir de cette requete lister les participations comme sur le site </text:span><text:a xlink:type="simple" xlink:href="http://sorties.16mb.com/" text:style-name="Internet_20_link" text:visited-style-name="Visited_20_Internet_20_Link">http://sorties.16mb.com/</text:a></text:p>
      <text:p text:style-name="Standard"><text:span text:style-name="T18"/></text:p>
      <text:p text:style-name="Standard"><text:span text:style-name="T18">sans conditions de date, liste, edit delete</text:span></text:p>
      <text:p text:style-name="Standard"><text:span text:style-name="T18">--------------------------------------------------------------------------------------</text:span></text:p>
      <text:p text:style-name="Standard"><text:span text:style-name="T18">18/ 2 listes à venir, passées</text:span> </text:p>
      <text:p text:style-name="P10">--------------------------------------------------------------------------------------</text:p>
      <text:p text:style-name="P10">19 / affiner les pouvoir des roles : membre ne <text:s/>modifier/supp que lui même</text:p>
      <text:p text:style-name="P10">admin : modifier/supp <text:s/>tout le monde</text:p>
      <text:p text:style-name="P10">-------------------------------------------------------------------------------------</text:p>
      <text:p text:style-name="P10">20 affiner liste de choix des sorties : membre les sorties où il n'est pas encore inscrit</text:p>
      <text:p text:style-name="P10">admin : toutes les sorties</text:p>
      <text:p text:style-name="P10">--------------------------------------------------------------------------------------</text:p>
      <text:p text:style-name="P10">21 affiner creation utilisateur seulement pour admin et en invité</text:p>
      <text:p text:style-name="P10">superadmin : creation utilisateur et attribution rôle</text:p>
      <text:p text:style-name="P10">--------------------------------------------------------------------------------------</text:p>
      <text:p text:style-name="P10">22 menu membre sortie et inscription perso</text:p>
      <text:p text:style-name="P10">admin gestion sorties, lecture utilisateur</text:p>
      <text:p text:style-name="P10">super admin gestion utilisate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enlo" svg:font-family="Menlo, Monaco, 'Courier New', Courier, monospace"/>
    <style:font-face style:name="Monaco" svg:font-family="Monaco, Consolas, monospace"/>
    <style:font-face style:name="Open Sans" svg:font-family="'Open Sans', sans-serif"/>
    <style:font-face style:name="OpenSymbol" svg:font-family="OpenSymbol"/>
    <style:font-face style:name="Operator Mono" svg:font-family="'Operator Mono', 'Fira Code', Consolas, Monaco, 'Andale Mono', monospace"/>
    <style:font-face style:name="Raleway" svg:font-family="Raleway"/>
    <style:font-face style:name="Source Code Pro" svg:font-family="'Source Code Pro', 'Liberation Mono', 'Courier New', Courier, monospace"/>
    <style:font-face style:name="Verdana" svg:font-family="Verdana, sans-serif"/>
    <style:font-face style:name="inherit" svg:font-family="inherit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" style:family="paragraph" style:parent-style-name="Standard" style:class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16:11:21.01</meta:creation-date>
    <dc:date>2019-06-03T19:03:01.46</dc:date>
    <meta:editing-duration>PT2H36M9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7" meta:paragraph-count="321" meta:word-count="1540" meta:character-count="15014"/>
  </office:meta>
</office:document-meta>
</file>